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ourier New" fo:font-size="10pt" style:font-size-asian="10pt" style:font-size-complex="10pt"/>
    </style:style>
    <style:style style:name="P3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ourier New" fo:font-size="10pt" fo:language="en" fo:country="US" style:font-size-asian="10pt" style:font-size-complex="10pt"/>
    </style:style>
    <style:style style:name="P4" style:family="paragraph" style:parent-style-name="Text_20_body">
      <style:paragraph-properties fo:margin-left="0.5in" fo:margin-right="0in" fo:text-indent="0in" style:auto-text-indent="false">
        <style:tab-stops/>
      </style:paragraph-properties>
      <style:text-properties fo:language="en" fo:country="US"/>
    </style:style>
    <style:style style:name="P5" style:family="paragraph" style:parent-style-name="Text_20_body">
      <style:paragraph-properties fo:margin-left="0.5in" fo:margin-right="0in" fo:text-indent="0in" style:auto-text-indent="false">
        <style:tab-stops/>
      </style:paragraph-properties>
    </style:style>
    <style:style style:name="P6" style:family="paragraph" style:parent-style-name="Text_20_body">
      <style:paragraph-properties fo:margin-left="0.5in" fo:margin-right="0in" fo:text-indent="0in" style:auto-text-indent="false">
        <style:tab-stops/>
      </style:paragraph-properties>
      <style:text-properties officeooo:paragraph-rsid="001b53e5"/>
    </style:style>
    <style:style style:name="P7" style:family="paragraph" style:parent-style-name="Heading">
      <style:text-properties officeooo:paragraph-rsid="001b53e5"/>
    </style:style>
    <style:style style:name="P8" style:family="paragraph" style:parent-style-name="Párrafo_20_de_20_lista">
      <style:text-properties officeooo:paragraph-rsid="001b53e5"/>
    </style:style>
    <style:style style:name="P9" style:family="paragraph" style:parent-style-name="Text_20_body">
      <style:text-properties officeooo:paragraph-rsid="001b53e5"/>
    </style:style>
    <style:style style:name="P10" style:family="paragraph" style:parent-style-name="Título" style:master-page-name="MP0">
      <style:paragraph-properties style:page-number="auto" fo:break-before="page"/>
    </style:style>
    <style:style style:name="P11" style:family="paragraph" style:parent-style-name="Párrafo_20_de_20_lista" style:list-style-name="L2">
      <style:text-properties fo:language="en" fo:country="US"/>
    </style:style>
    <style:style style:name="P12" style:family="paragraph" style:parent-style-name="Párrafo_20_de_20_lista" style:list-style-name="L3">
      <style:text-properties fo:language="en" fo:country="US"/>
    </style:style>
    <style:style style:name="P13" style:family="paragraph" style:parent-style-name="Párrafo_20_de_20_lista" style:list-style-name="L3"/>
    <style:style style:name="P14" style:family="paragraph" style:parent-style-name="Párrafo_20_de_20_lista" style:list-style-name="L5">
      <style:text-properties officeooo:paragraph-rsid="002007f7"/>
    </style:style>
    <style:style style:name="P15" style:family="paragraph" style:parent-style-name="Párrafo_20_de_20_lista">
      <loext:graphic-properties draw:fill-gradient-name="gradient" draw:fill-hatch-name="hatch"/>
      <style:paragraph-properties fo:margin-left="0.5in" fo:margin-right="0in" fo:text-indent="0in" style:auto-text-indent="true"/>
      <style:text-properties officeooo:paragraph-rsid="002007f7"/>
    </style:style>
    <style:style style:name="P16" style:family="paragraph" style:parent-style-name="Párrafo_20_de_20_lista">
      <style:text-properties officeooo:rsid="00200de0" officeooo:paragraph-rsid="00200de0"/>
    </style:style>
    <style:style style:name="P17" style:family="paragraph" style:parent-style-name="Párrafo_20_de_20_lista">
      <style:text-properties officeooo:paragraph-rsid="00200de0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officeooo:paragraph-rsid="001b53e5"/>
    </style:style>
    <style:style style:name="P20" style:family="paragraph" style:parent-style-name="Text_20_body" style:list-style-name="L1">
      <style:text-properties officeooo:paragraph-rsid="00200de0"/>
    </style:style>
    <style:style style:name="P21" style:family="paragraph" style:parent-style-name="Text_20_body">
      <style:paragraph-properties fo:margin-left="0.5in" fo:margin-right="0in" fo:text-indent="0in" style:auto-text-indent="false">
        <style:tab-stops/>
      </style:paragraph-properties>
      <style:text-properties officeooo:paragraph-rsid="001b53e5"/>
    </style:style>
    <style:style style:name="P22" style:family="paragraph" style:parent-style-name="Text_20_body" style:list-style-name="L4"/>
    <style:style style:name="P23" style:family="paragraph" style:parent-style-name="Text_20_body">
      <style:text-properties officeooo:rsid="002007f7" officeooo:paragraph-rsid="002007f7"/>
    </style:style>
    <style:style style:name="P24" style:family="paragraph" style:parent-style-name="Text_20_body" style:list-style-name="L2">
      <style:text-properties fo:language="en" fo:country="US" officeooo:paragraph-rsid="00200de0"/>
    </style:style>
    <style:style style:name="P25" style:family="paragraph" style:parent-style-name="Text_20_body" style:list-style-name="L2">
      <style:text-properties officeooo:paragraph-rsid="00200de0"/>
    </style:style>
    <style:style style:name="P26" style:family="paragraph" style:parent-style-name="Text_20_body" style:list-style-name="L1">
      <style:text-properties officeooo:rsid="00200de0" officeooo:paragraph-rsid="00200de0"/>
    </style:style>
    <style:style style:name="P27" style:family="paragraph" style:parent-style-name="Título_20_1">
      <style:text-properties officeooo:paragraph-rsid="001b53e5"/>
    </style:style>
    <style:style style:name="P28" style:family="paragraph" style:parent-style-name="Título_20_3">
      <style:text-properties officeooo:paragraph-rsid="001b53e5"/>
    </style:style>
    <style:style style:name="P29" style:family="paragraph" style:parent-style-name="Título_20_3">
      <style:text-properties officeooo:paragraph-rsid="001f4d40"/>
    </style:style>
    <style:style style:name="P30" style:family="paragraph" style:parent-style-name="Título_20_3">
      <style:text-properties officeooo:paragraph-rsid="002007f7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200de0"/>
    </style:style>
    <style:style style:name="T3" style:family="text">
      <style:text-properties fo:language="en" fo:country="US"/>
    </style:style>
    <style:style style:name="T4" style:family="text">
      <style:text-properties officeooo:rsid="001b53e5"/>
    </style:style>
    <style:style style:name="T5" style:family="text">
      <style:text-properties officeooo:rsid="002007f7"/>
    </style:style>
    <style:style style:name="T6" style:family="text">
      <style:text-properties officeooo:rsid="00200de0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 6 del TP3 de IA2</text:p>
      <text:p text:style-name="P1">Año 2022</text:p>
      <text:p text:style-name="P1">Cabrero García, Gabriel</text:p>
      <text:p text:style-name="P1">Mellimaci, Marcelo E</text:p>
      <text:p text:style-name="P1">Tous Maggini, Martín</text:p>
      <text:p text:style-name="P1"/>
      <text:p text:style-name="Text_20_body">Realizar un barrido de parámetros (learning rate, cantidad de neuronas en la capa oculta,</text:p>
      <text:p text:style-name="Text_20_body">comparación de ReLU con Sigmoide)</text:p>
      <text:p text:style-name="P23">Aclaración: Los valores más usados de ritmo de aprendizaje (learning rate) son 0.1 y 0.01, por lo que es recomendable comenzar probando por esos valores</text:p>
      <text:h text:style-name="Título_20_1" text:outline-level="1">Barrido aleatorio de parámetros</text:h>
      <text:p text:style-name="Text_20_body"><text:bookmark-start text:name="__DdeLink__1658_206981581"/>Se obtuvieron 10 combinaciones distintas de valores de ritmo de aprendizaje (entre cero y uno) y cantidad de neuronas (entre 1 y 1000) en la capa oculta de la red neuronal<text:bookmark-end text:name="__DdeLink__1658_206981581"/></text:p>
      <text:p text:style-name="P2">$ python3 barrido_random_de_parametros.py</text:p>
      <text:p text:style-name="P2"/>
      <text:p text:style-name="P3"><text:bookmark-start text:name="__DdeLink__2407_1902261215"/>learning_rate = 0.11678492432790355</text:p>
      <text:p text:style-name="P3">neuronas_capa_oculta = 14</text:p>
      <text:p text:style-name="P3"/>
      <text:p text:style-name="P3">learning_rate = 0.713712361381509</text:p>
      <text:p text:style-name="P3">neuronas_capa_oculta = 281</text:p>
      <text:p text:style-name="P3"/>
      <text:p text:style-name="P3">learning_rate = 0.681370686036219</text:p>
      <text:p text:style-name="P3">neuronas_capa_oculta = 561</text:p>
      <text:p text:style-name="P3"/>
      <text:p text:style-name="P3">learning_rate = 0.9311469076415091</text:p>
      <text:p text:style-name="P3">neuronas_capa_oculta = 571</text:p>
      <text:p text:style-name="P3"/>
      <text:p text:style-name="P3">learning_rate = 0.8558954543817054</text:p>
      <text:p text:style-name="P3">neuronas_capa_oculta = 833</text:p>
      <text:p text:style-name="P3"/>
      <text:p text:style-name="P3">learning_rate = 0.41944190225629496</text:p>
      <text:p text:style-name="P3">neuronas_capa_oculta = 810</text:p>
      <text:p text:style-name="P3"/>
      <text:p text:style-name="P3">learning_rate = 0.014298359953245132</text:p>
      <text:p text:style-name="P3">neuronas_capa_oculta = 580</text:p>
      <text:p text:style-name="P3"/>
      <text:p text:style-name="P3">learning_rate = 0.7118070280213765</text:p>
      <text:p text:style-name="P3">neuronas_capa_oculta = 610</text:p>
      <text:p text:style-name="P3"/>
      <text:p text:style-name="P3">learning_rate = 0.5388595124394132</text:p>
      <text:p text:style-name="P3">neuronas_capa_oculta = 482</text:p>
      <text:p text:style-name="P3"/>
      <text:p text:style-name="P3">learning_rate = 0.2944478057200265</text:p>
      <text:p text:style-name="P3">neuronas_capa_oculta = 894</text:p>
      <text:p text:style-name="P3"/>
      <text:p text:style-name="P3">learning_rate = 0.033159854437220915</text:p>
      <text:p text:style-name="P3">neuronas_capa_oculta = 434</text:p>
      <text:p text:style-name="P3"/>
      <text:p text:style-name="P3">learning_rate = 0.7727973853051172</text:p>
      <text:p text:style-name="P3">neuronas_capa_oculta = 199</text:p>
      <text:p text:style-name="P3"/>
      <text:p text:style-name="P3">learning_rate = 0.8447312152708882</text:p>
      <text:p text:style-name="P3"><text:soft-page-break/>neuronas_capa_oculta = 263</text:p>
      <text:p text:style-name="P3"/>
      <text:p text:style-name="P3">learning_rate = 0.5150367582409667</text:p>
      <text:p text:style-name="P3">neuronas_capa_oculta = 550</text:p>
      <text:p text:style-name="P3"/>
      <text:p text:style-name="P3">learning_rate = 0.8349257541834374</text:p>
      <text:p text:style-name="P3">neuronas_capa_oculta = 872<text:bookmark-end text:name="__DdeLink__2407_1902261215"/></text:p>
      <text:h text:style-name="Título_20_1" text:outline-level="1">Resultados con la función de activación ReLU</text:h>
      <text:h text:style-name="Título_20_3" text:outline-level="3">Ejemplo 1</text:h>
      <text:list xml:id="list4048375585" text:style-name="L1">
        <text:list-item>
          <text:p text:style-name="P18"><text:s text:c="4"/>NEURONAS_CAPA_OCULTA = 100</text:p>
        </text:list-item>
        <text:list-item>
          <text:p text:style-name="P18"><text:s text:c="4"/>LEARNING_RATE = 1</text:p>
        </text:list-item>
      </text:list>
      <text:p text:style-name="Heading">Error o Pérdida (Training Loss)</text:p>
      <text:p text:style-name="P4">Loss epoch 0 : 1.1374137890566747</text:p>
      <text:p text:style-name="P4">Loss epoch 1000 : 0.3163689021062514</text:p>
      <text:p text:style-name="P4">Loss epoch 2000 : 0.2853892338528813</text:p>
      <text:p text:style-name="P4">Loss epoch 3000 : 0.28075758722381294</text:p>
      <text:p text:style-name="P4">Loss epoch 4000 : 0.27921641914857637</text:p>
      <text:p text:style-name="P4">Loss epoch 5000 : 0.27399056836224905</text:p>
      <text:p text:style-name="P4">Loss epoch 6000 : 0.26869478974570266</text:p>
      <text:p text:style-name="P4">Loss epoch 7000 : 0.27297020356496304</text:p>
      <text:p text:style-name="P4">Loss epoch 8000 : 0.26506190654869366</text:p>
      <text:p text:style-name="P5">Loss epoch 9000 : 0.27829049654505933</text:p>
      <text:p text:style-name="Heading">Precisión de la clasificación (nro_aciertos / n_ejemplos_mostrados)</text:p>
      <text:p text:style-name="P5">Precisión del <text:s/>82.0 %</text:p>
      <text:h text:style-name="Título_20_3" text:outline-level="3">Ejemplo 2</text:h>
      <text:list xml:id="list162437554939405" text:continue-numbering="true" text:style-name="L1">
        <text:list-item>
          <text:p text:style-name="P18"><text:s text:c="4"/>LEARNING_RATE = 0.11678492432790355</text:p>
        </text:list-item>
        <text:list-item>
          <text:p text:style-name="P18"><text:s text:c="4"/>NEURONAS_CAPA_OCULTA = 14</text:p>
        </text:list-item>
      </text:list>
      <text:p text:style-name="Heading">Error o Pérdida (Training Loss)</text:p>
      <text:p text:style-name="P4">Loss epoch 0 : 1.1263567111811588</text:p>
      <text:p text:style-name="P4">Loss epoch 1000 : 0.3002003241718807</text:p>
      <text:p text:style-name="P4">Loss epoch 2000 : 0.2691859504381734</text:p>
      <text:p text:style-name="P4">Loss epoch 3000 : 0.2625263113138755</text:p>
      <text:p text:style-name="P4">Loss epoch 4000 : 0.24454154344241977</text:p>
      <text:p text:style-name="P4"><text:soft-page-break/>Loss epoch 5000 : 0.23852274264808904</text:p>
      <text:p text:style-name="P4">Loss epoch 6000 : 0.22798636448472206</text:p>
      <text:p text:style-name="P4">Loss epoch 7000 : 0.23847846562376457</text:p>
      <text:p text:style-name="P4">Loss epoch 8000 : 0.23358977057758265</text:p>
      <text:p text:style-name="P5">Loss epoch 9000 : 0.2278334458940635</text:p>
      <text:p text:style-name="Heading">Precisión de la clasificación (nro_aciertos / n_ejemplos_mostrados)</text:p>
      <text:p text:style-name="P5">Precision del <text:s/>76.33333333333333 %</text:p>
      <text:h text:style-name="Título_20_3" text:outline-level="3">Ejemplo 3</text:h>
      <text:list xml:id="list162437698924062" text:continue-numbering="true" text:style-name="L1">
        <text:list-item>
          <text:p text:style-name="P18"><text:s text:c="4"/>LEARNING_RATE = 0.713712361381509</text:p>
        </text:list-item>
        <text:list-item>
          <text:p text:style-name="P18"><text:s text:c="4"/>NEURONAS_CAPA_OCULTA = 281</text:p>
        </text:list-item>
      </text:list>
      <text:p text:style-name="Heading">Error o Pérdida (Training Loss)</text:p>
      <text:p text:style-name="P4">Loss epoch 0 : 1.0987204087694609</text:p>
      <text:p text:style-name="P4">Loss epoch 1000 : 0.24677084205172042</text:p>
      <text:p text:style-name="P4">Loss epoch 2000 : 0.20862106534015912</text:p>
      <text:p text:style-name="P4">Loss epoch 3000 : 0.19823409537304046</text:p>
      <text:p text:style-name="P4">Loss epoch 4000 : 0.19350384046881347</text:p>
      <text:p text:style-name="P4">Loss epoch 5000 : 0.19067830160677696</text:p>
      <text:p text:style-name="P4">Loss epoch 6000 : 0.1887165396885429</text:p>
      <text:p text:style-name="P4">Loss epoch 7000 : 0.1871375575141335</text:p>
      <text:p text:style-name="P4">Loss epoch 8000 : 0.18579574153889258</text:p>
      <text:p text:style-name="P5">Loss epoch 9000 : 0.18462887296440258</text:p>
      <text:p text:style-name="Heading">Precisión de la clasificación (nro_aciertos / n_ejemplos_mostrados)</text:p>
      <text:p text:style-name="P5">Precisión del <text:s/>93.33333333333333 %</text:p>
      <text:h text:style-name="Título_20_3" text:outline-level="3">Ejemplo 4</text:h>
      <text:list xml:id="list162437306925304" text:continue-numbering="true" text:style-name="L1">
        <text:list-item>
          <text:p text:style-name="P18"><text:s text:c="4"/>LEARNING_RATE = 0.681370686036219</text:p>
        </text:list-item>
        <text:list-item>
          <text:p text:style-name="P18"><text:s text:c="4"/>NEURONAS_CAPA_OCULTA = 561</text:p>
        </text:list-item>
      </text:list>
      <text:p text:style-name="Heading">Error o Pérdida (Training Loss)</text:p>
      <text:p text:style-name="P4">Loss epoch 0 : 1.1052805012647968</text:p>
      <text:p text:style-name="P4">Loss epoch 1000 : 0.2855663349930117</text:p>
      <text:p text:style-name="P4">Loss epoch 2000 : 0.22743418230915363</text:p>
      <text:p text:style-name="P4"><text:soft-page-break/>Loss epoch 3000 : 0.21069114125784233</text:p>
      <text:p text:style-name="P4">Loss epoch 4000 : 0.20478207184139463</text:p>
      <text:p text:style-name="P4">Loss epoch 5000 : 0.20173434755662564</text:p>
      <text:p text:style-name="P4">Loss epoch 6000 : 0.19976282152701294</text:p>
      <text:p text:style-name="P4">Loss epoch 7000 : 0.19823150936302905</text:p>
      <text:p text:style-name="P4">Loss epoch 8000 : 0.19698100208836977</text:p>
      <text:p text:style-name="P5">Loss epoch 9000 : 0.19583394283066644</text:p>
      <text:p text:style-name="Heading">Precisión de la clasificación (nro_aciertos / n_ejemplos_mostrados)</text:p>
      <text:p text:style-name="P5">Precisión del <text:s/>93.33333333333333 %</text:p>
      <text:h text:style-name="Título_20_3" text:outline-level="3">Ejemplo 5</text:h>
      <text:list xml:id="list162437397373297" text:continue-numbering="true" text:style-name="L1">
        <text:list-item>
          <text:p text:style-name="P18"><text:s text:c="4"/>LEARNING_RATE = 0.9311469076415091</text:p>
        </text:list-item>
        <text:list-item>
          <text:p text:style-name="P18"><text:s text:c="4"/>NEURONAS_CAPA_OCULTA = 571</text:p>
        </text:list-item>
      </text:list>
      <text:p text:style-name="Heading">Error o Pérdida (Training Loss)</text:p>
      <text:p text:style-name="P4">Loss epoch 0 : 1.10790648478877</text:p>
      <text:p text:style-name="P4">Loss epoch 1000 : 0.24991912345247988</text:p>
      <text:p text:style-name="P4">Loss epoch 2000 : 0.1854106090057137</text:p>
      <text:p text:style-name="P4">Loss epoch 3000 : 0.16922126814391605</text:p>
      <text:p text:style-name="P4">Loss epoch 4000 : 0.16388655873333616</text:p>
      <text:p text:style-name="P4">Loss epoch 5000 : 0.16154518426783857</text:p>
      <text:p text:style-name="P4">Loss epoch 6000 : 0.16024536032395512</text:p>
      <text:p text:style-name="P4">Loss epoch 7000 : 0.15935146426375588</text:p>
      <text:p text:style-name="P4">Loss epoch 8000 : 0.1586875238466007</text:p>
      <text:p text:style-name="P5">Loss epoch 9000 : 0.1581414128189671</text:p>
      <text:p text:style-name="Heading">Precisión de la clasificación (nro_aciertos / n_ejemplos_mostrados)</text:p>
      <text:p text:style-name="P5">Precisión del <text:s/>95.66666666666667 %</text:p>
      <text:h text:style-name="Título_20_3" text:outline-level="3">Ejemplo 6</text:h>
      <text:list xml:id="list162436249165880" text:continue-numbering="true" text:style-name="L1">
        <text:list-item>
          <text:p text:style-name="P18"><text:s text:c="4"/>LEARNING_RATE = 0.8558954543817054</text:p>
        </text:list-item>
        <text:list-item>
          <text:p text:style-name="P18"><text:s text:c="4"/>NEURONAS_CAPA_OCULTA = 833</text:p>
        </text:list-item>
      </text:list>
      <text:p text:style-name="Heading">Error o Pérdida (Training Loss)</text:p>
      <text:p text:style-name="P4">Loss epoch 0 : 1.0941283916803266</text:p>
      <text:p text:style-name="P4"><text:soft-page-break/>Loss epoch 1000 : 0.2272372092835227</text:p>
      <text:p text:style-name="P4">Loss epoch 2000 : 0.17323151289804006</text:p>
      <text:p text:style-name="P4">Loss epoch 3000 : 0.15742696581066423</text:p>
      <text:p text:style-name="P4">Loss epoch 4000 : 0.1509472879449845</text:p>
      <text:p text:style-name="P4">Loss epoch 5000 : 0.14806012088150694</text:p>
      <text:p text:style-name="P4">Loss epoch 6000 : 0.14644619180010693</text:p>
      <text:p text:style-name="P4">Loss epoch 7000 : 0.14540841604220406</text:p>
      <text:p text:style-name="P4">Loss epoch 8000 : 0.14463581526753122</text:p>
      <text:p text:style-name="P5">Loss epoch 9000 : 0.14400781321591832</text:p>
      <text:p text:style-name="Heading">Precisión de la clasificación (nro_aciertos / n_ejemplos_mostrados)</text:p>
      <text:p text:style-name="P5">Precisión del <text:s/>95.66666666666667 %</text:p>
      <text:h text:style-name="Título_20_3" text:outline-level="3">Ejemplo 7</text:h>
      <text:list xml:id="list162437265161028" text:continue-numbering="true" text:style-name="L1">
        <text:list-item>
          <text:p text:style-name="P18"><text:s text:c="4"/>LEARNING_RATE = 0.41944190225629496</text:p>
        </text:list-item>
        <text:list-item>
          <text:p text:style-name="P18"><text:s text:c="4"/>NEURONAS_CAPA_OCULTA = 810</text:p>
        </text:list-item>
      </text:list>
      <text:p text:style-name="Heading">Error o Pérdida (Training Loss)</text:p>
      <text:p text:style-name="P4">Loss epoch 0 : 1.1015417539041732</text:p>
      <text:p text:style-name="P4">Loss epoch 1000 : 0.2435275153317512</text:p>
      <text:p text:style-name="P4">Loss epoch 2000 : 0.1863224061804544</text:p>
      <text:p text:style-name="P4">Loss epoch 3000 : 0.1734065440312556</text:p>
      <text:p text:style-name="P4">Loss epoch 4000 : 0.16868934811571118</text:p>
      <text:p text:style-name="P4">Loss epoch 5000 : 0.16583657754804804</text:p>
      <text:p text:style-name="P4">Loss epoch 6000 : 0.16329033500078302</text:p>
      <text:p text:style-name="P4">Loss epoch 7000 : 0.1607254784393584</text:p>
      <text:p text:style-name="P4">Loss epoch 8000 : 0.15795054141931777</text:p>
      <text:p text:style-name="P5">Loss epoch 9000 : 0.1550232854420328</text:p>
      <text:p text:style-name="Heading">Precisión de la clasificación (nro_aciertos / n_ejemplos_mostrados)</text:p>
      <text:p text:style-name="P5">Precisión del <text:s/>94.33333333333333 %</text:p>
      <text:h text:style-name="Título_20_3" text:outline-level="3">Ejemplo 8</text:h>
      <text:list xml:id="list162437329743538" text:continue-numbering="true" text:style-name="L1">
        <text:list-item>
          <text:p text:style-name="P18"><text:s text:c="4"/>LEARNING_RATE = 0.014298359953245132</text:p>
        </text:list-item>
        <text:list-item>
          <text:p text:style-name="P18"><text:s text:c="4"/>NEURONAS_CAPA_OCULTA = 580</text:p>
        </text:list-item>
      </text:list>
      <text:p text:style-name="Heading"><text:soft-page-break/>Error o Pérdida (Training Loss)</text:p>
      <text:p text:style-name="P4">Loss epoch 0 : 1.0903949770873484</text:p>
      <text:p text:style-name="P4">Loss epoch 1000 : 0.2172899434912148</text:p>
      <text:p text:style-name="P4">Loss epoch 2000 : 0.1550676279878512</text:p>
      <text:p text:style-name="P4">Loss epoch 3000 : 0.13520754334928747</text:p>
      <text:p text:style-name="P4">Loss epoch 4000 : 0.12674328402660626</text:p>
      <text:p text:style-name="P4">Loss epoch 5000 : 0.12230360366919531</text:p>
      <text:p text:style-name="P4">Loss epoch 6000 : 0.11965019652483201</text:p>
      <text:p text:style-name="P4">Loss epoch 7000 : 0.11791797154792942</text:p>
      <text:p text:style-name="P4">Loss epoch 8000 : 0.1167127691025136</text:p>
      <text:p text:style-name="P5">Loss epoch 9000 : 0.11583244733908589</text:p>
      <text:p text:style-name="Heading">Precisión de la clasificación (nro_aciertos / n_ejemplos_mostrados)</text:p>
      <text:p text:style-name="P5">Precisión del <text:s/>94.0 %</text:p>
      <text:h text:style-name="Título_20_3" text:outline-level="3">Ejemplo 9</text:h>
      <text:list xml:id="list162436487121018" text:continue-numbering="true" text:style-name="L1">
        <text:list-item>
          <text:p text:style-name="P18"><text:s text:c="4"/>LEARNING_RATE = 0.7118070280213765</text:p>
        </text:list-item>
        <text:list-item>
          <text:p text:style-name="P18"><text:s text:c="4"/>NEURONAS_CAPA_OCULTA = 610</text:p>
        </text:list-item>
      </text:list>
      <text:p text:style-name="Heading">Error o Pérdida (Training Loss)</text:p>
      <text:p text:style-name="P4">Loss epoch 0 : 1.109678596511428</text:p>
      <text:p text:style-name="P4">Loss epoch 1000 : 0.24124219195784402</text:p>
      <text:p text:style-name="P4">Loss epoch 2000 : 0.19920717638713348</text:p>
      <text:p text:style-name="P4">Loss epoch 3000 : 0.18927952247083882</text:p>
      <text:p text:style-name="P4">Loss epoch 4000 : 0.1853594278284126</text:p>
      <text:p text:style-name="P4">Loss epoch 5000 : 0.1828456257806632</text:p>
      <text:p text:style-name="P4">Loss epoch 6000 : 0.1807572054508101</text:p>
      <text:p text:style-name="P4">Loss epoch 7000 : 0.17869890458862492</text:p>
      <text:p text:style-name="P4">Loss epoch 8000 : 0.17660739454991645</text:p>
      <text:p text:style-name="P5">Loss epoch 9000 : 0.17447753613930156</text:p>
      <text:p text:style-name="Heading">Precisión de la clasificación (nro_aciertos / n_ejemplos_mostrados)</text:p>
      <text:p text:style-name="P5">Precisión del <text:s/>94.33333333333333 %</text:p>
      <text:h text:style-name="Título_20_3" text:outline-level="3"><text:soft-page-break/>Ejemplo 10</text:h>
      <text:list xml:id="list162436599461322" text:continue-numbering="true" text:style-name="L1">
        <text:list-item>
          <text:p text:style-name="P18"><text:s text:c="4"/>LEARNING_RATE = 0.5388595124394132</text:p>
        </text:list-item>
        <text:list-item>
          <text:p text:style-name="P18"><text:s text:c="4"/>NEURONAS_CAPA_OCULTA = 482</text:p>
        </text:list-item>
      </text:list>
      <text:p text:style-name="Heading">Error o Pérdida (Training Loss)</text:p>
      <text:p text:style-name="P4">Loss epoch 0 : 1.1076697427452005</text:p>
      <text:p text:style-name="P4">Loss epoch 1000 : 0.23831123157759768</text:p>
      <text:p text:style-name="P4">Loss epoch 2000 : 0.18928438345835782</text:p>
      <text:p text:style-name="P4">Loss epoch 3000 : 0.1757032876427536</text:p>
      <text:p text:style-name="P4">Loss epoch 4000 : 0.17049308484023692</text:p>
      <text:p text:style-name="P4">Loss epoch 5000 : 0.1676535820365635</text:p>
      <text:p text:style-name="P4">Loss epoch 6000 : 0.1657209149289157</text:p>
      <text:p text:style-name="P4">Loss epoch 7000 : 0.16413709828963635</text:p>
      <text:p text:style-name="P4">Loss epoch 8000 : 0.16198166799040792</text:p>
      <text:p text:style-name="P5">Loss epoch 9000 : 0.15765492420956334</text:p>
      <text:p text:style-name="Heading">Precisión de la clasificación (nro_aciertos / n_ejemplos_mostrados)</text:p>
      <text:p text:style-name="P5">Precisión del <text:s/>95.33333333333333 %</text:p>
      <text:h text:style-name="Título_20_3" text:outline-level="3">Ejemplo 11</text:h>
      <text:list xml:id="list162437663434993" text:continue-numbering="true" text:style-name="L1">
        <text:list-item>
          <text:p text:style-name="P18"><text:s text:c="4"/>LEARNING_RATE = 0.2944478057200265</text:p>
        </text:list-item>
        <text:list-item>
          <text:p text:style-name="P18"><text:s text:c="4"/>NEURONAS_CAPA_OCULTA = 894</text:p>
        </text:list-item>
      </text:list>
      <text:p text:style-name="Heading">Error o Pérdida (Training Loss)</text:p>
      <text:p text:style-name="P4">Loss epoch 0 : 1.099923092387097</text:p>
      <text:p text:style-name="P4">Loss epoch 1000 : 0.24167221635241765</text:p>
      <text:p text:style-name="P4">Loss epoch 2000 : 0.1987524080486055</text:p>
      <text:p text:style-name="P4">Loss epoch 3000 : 0.18930671459829337</text:p>
      <text:p text:style-name="P4">Loss epoch 4000 : 0.18588715053862417</text:p>
      <text:p text:style-name="P4">Loss epoch 5000 : 0.1834234166535517</text:p>
      <text:p text:style-name="P4">Loss epoch 6000 : 0.18186293046810634</text:p>
      <text:p text:style-name="P4">Loss epoch 7000 : 0.1806430955365254</text:p>
      <text:p text:style-name="P4">Loss epoch 8000 : 0.17911480177146347</text:p>
      <text:p text:style-name="P5">Loss epoch 9000 : 0.1777389065172713</text:p>
      <text:p text:style-name="Heading"><text:soft-page-break/>Precisión de la clasificación (nro_aciertos / n_ejemplos_mostrados)</text:p>
      <text:p text:style-name="P5">Precisión del <text:s/>94.66666666666667 %</text:p>
      <text:h text:style-name="Título_20_3" text:outline-level="3">Ejemplo 12</text:h>
      <text:list xml:id="list162437253586783" text:continue-numbering="true" text:style-name="L1">
        <text:list-item>
          <text:p text:style-name="P18"><text:s text:c="4"/>LEARNING_RATE = 0.033159854437220915</text:p>
        </text:list-item>
        <text:list-item>
          <text:p text:style-name="P18"><text:s text:c="4"/>NEURONAS_CAPA_OCULTA = 434</text:p>
        </text:list-item>
      </text:list>
      <text:p text:style-name="Heading">Error o Pérdida (Training Loss)</text:p>
      <text:p text:style-name="P4">Loss epoch 0 : 1.092227529969928</text:p>
      <text:p text:style-name="P4">Loss epoch 1000 : 0.24198394113625313</text:p>
      <text:p text:style-name="P4">Loss epoch 2000 : 0.1850083487580542</text:p>
      <text:p text:style-name="P4">Loss epoch 3000 : 0.17119705838200777</text:p>
      <text:p text:style-name="P4">Loss epoch 4000 : 0.1664337910943598</text:p>
      <text:p text:style-name="P4">Loss epoch 5000 : 0.16427447792964128</text:p>
      <text:p text:style-name="P4">Loss epoch 6000 : 0.1630751522246395</text:p>
      <text:p text:style-name="P4">Loss epoch 7000 : 0.16228024163796206</text:p>
      <text:p text:style-name="P4">Loss epoch 8000 : 0.16167089414946192</text:p>
      <text:p text:style-name="P5">Loss epoch 9000 : 0.16114990705651513</text:p>
      <text:p text:style-name="Heading">Precisión de la clasificación (nro_aciertos / n_ejemplos_mostrados)</text:p>
      <text:p text:style-name="P5">Precisión del <text:s/>94.66666666666667 %</text:p>
      <text:h text:style-name="Título_20_3" text:outline-level="3">Ejemplo 13</text:h>
      <text:list xml:id="list162435778153776" text:continue-numbering="true" text:style-name="L1">
        <text:list-item>
          <text:p text:style-name="P18"><text:s text:c="4"/>LEARNING_RATE = 0.7727973853051172</text:p>
        </text:list-item>
        <text:list-item>
          <text:p text:style-name="P18"><text:s text:c="4"/>NEURONAS_CAPA_OCULTA = 199</text:p>
        </text:list-item>
      </text:list>
      <text:p text:style-name="Heading">Error o Pérdida (Training Loss)</text:p>
      <text:p text:style-name="P4">Loss epoch 0 : 1.1007321280009146</text:p>
      <text:p text:style-name="P4">Loss epoch 1000 : 0.24950895222534955</text:p>
      <text:p text:style-name="P4">Loss epoch 2000 : 0.1931647443156464</text:p>
      <text:p text:style-name="P4">Loss epoch 3000 : 0.17893058850057925</text:p>
      <text:p text:style-name="P4">Loss epoch 4000 : 0.17395816271864853</text:p>
      <text:p text:style-name="P4">Loss epoch 5000 : 0.1715644428709862</text:p>
      <text:p text:style-name="P4">Loss epoch 6000 : 0.17003538419126793</text:p>
      <text:p text:style-name="P4">Loss epoch 7000 : 0.16868832510671644</text:p>
      <text:p text:style-name="P4"><text:soft-page-break/>Loss epoch 8000 : 0.16737507647060632</text:p>
      <text:p text:style-name="P5">Loss epoch 9000 : 0.16590912715530973</text:p>
      <text:p text:style-name="Heading">Precisión de la clasificación (nro_aciertos / n_ejemplos_mostrados)</text:p>
      <text:p text:style-name="P5">Precisión del <text:s/>94.0 %</text:p>
      <text:h text:style-name="Título_20_3" text:outline-level="3">Ejemplo 14</text:h>
      <text:list xml:id="list162436814258951" text:continue-numbering="true" text:style-name="L1">
        <text:list-item>
          <text:p text:style-name="P18"><text:s text:c="4"/>LEARNING_RATE = 0.8447312152708882</text:p>
        </text:list-item>
        <text:list-item>
          <text:p text:style-name="P18"><text:s text:c="4"/>NEURONAS_CAPA_OCULTA = 263</text:p>
        </text:list-item>
      </text:list>
      <text:p text:style-name="Heading">Error o Pérdida (Training Loss)</text:p>
      <text:p text:style-name="P4">Loss epoch 0 : 1.0924583532720253</text:p>
      <text:p text:style-name="P4">Loss epoch 1000 : 0.2625126517658894</text:p>
      <text:p text:style-name="P4">Loss epoch 2000 : 0.2297093538125909</text:p>
      <text:p text:style-name="P4">Loss epoch 3000 : 0.22087583561661445</text:p>
      <text:p text:style-name="P4">Loss epoch 4000 : 0.21668967856214913</text:p>
      <text:p text:style-name="P4">Loss epoch 5000 : 0.21386674229986313</text:p>
      <text:p text:style-name="P4">Loss epoch 6000 : 0.21138501648956218</text:p>
      <text:p text:style-name="P4">Loss epoch 7000 : 0.20939144576367422</text:p>
      <text:p text:style-name="P4">Loss epoch 8000 : 0.20793837563386564</text:p>
      <text:p text:style-name="P5">Loss epoch 9000 : 0.20677997789660582</text:p>
      <text:p text:style-name="Heading">Precisión de la clasificación (nro_aciertos / n_ejemplos_mostrados)</text:p>
      <text:p text:style-name="P5">Precisión del <text:s/>94.66666666666667 %</text:p>
      <text:h text:style-name="Título_20_3" text:outline-level="3">Ejemplo 15</text:h>
      <text:list xml:id="list162437484822922" text:continue-numbering="true" text:style-name="L1">
        <text:list-item>
          <text:p text:style-name="P18"><text:s text:c="4"/>LEARNING_RATE = 0.5150367582409667</text:p>
        </text:list-item>
        <text:list-item>
          <text:p text:style-name="P18"><text:s text:c="4"/>NEURONAS_CAPA_OCULTA = 550</text:p>
        </text:list-item>
      </text:list>
      <text:p text:style-name="Heading">Error o Pérdida (Training Loss)</text:p>
      <text:p text:style-name="P4">Loss epoch 0 : 1.1005524334361807</text:p>
      <text:p text:style-name="P4">Loss epoch 1000 : 0.22593057839604808</text:p>
      <text:p text:style-name="P4">Loss epoch 2000 : 0.18681114357608822</text:p>
      <text:p text:style-name="P4">Loss epoch 3000 : 0.1777744492511456</text:p>
      <text:p text:style-name="P4">Loss epoch 4000 : 0.17455948402839896</text:p>
      <text:p text:style-name="P4">Loss epoch 5000 : 0.17286646631026212</text:p>
      <text:p text:style-name="P4"><text:soft-page-break/>Loss epoch 6000 : 0.17169849280273913</text:p>
      <text:p text:style-name="P4">Loss epoch 7000 : 0.17073127682795886</text:p>
      <text:p text:style-name="P4">Loss epoch 8000 : 0.16991372576187772</text:p>
      <text:p text:style-name="P5">Loss epoch 9000 : 0.1691883286445439</text:p>
      <text:p text:style-name="Heading">Precisión de la clasificación (nro_aciertos / n_ejemplos_mostrados)</text:p>
      <text:p text:style-name="Text_20_body"><text:tab/>Precisión del <text:s/>96.0 %</text:p>
      <text:h text:style-name="Título_20_3" text:outline-level="3">Ejemplo 16</text:h>
      <text:list xml:id="list162436440582538" text:continue-numbering="true" text:style-name="L1">
        <text:list-item>
          <text:p text:style-name="P18"><text:s text:c="4"/>LEARNING_RATE = 0.8349257541834374</text:p>
        </text:list-item>
        <text:list-item>
          <text:p text:style-name="P18"><text:s text:c="4"/>NEURONAS_CAPA_OCULTA = 872</text:p>
        </text:list-item>
      </text:list>
      <text:p text:style-name="Heading">Error o Pérdida (Training Loss)</text:p>
      <text:p text:style-name="P4">Loss epoch 0 : 1.1125106100918178</text:p>
      <text:p text:style-name="P4">Loss epoch 1000 : 0.2298363053082874</text:p>
      <text:p text:style-name="P4">Loss epoch 2000 : 0.17775411204090383</text:p>
      <text:p text:style-name="P4">Loss epoch 3000 : 0.16519764961383468</text:p>
      <text:p text:style-name="P4">Loss epoch 4000 : 0.16059837427517917</text:p>
      <text:p text:style-name="P4">Loss epoch 5000 : 0.15832558105667147</text:p>
      <text:p text:style-name="P4">Loss epoch 6000 : 0.15691970894989649</text:p>
      <text:p text:style-name="P4">Loss epoch 7000 : 0.15599679930546254</text:p>
      <text:p text:style-name="P4">Loss epoch 8000 : 0.15530759374105801</text:p>
      <text:p text:style-name="P5">Loss epoch 9000 : 0.15475341420875632</text:p>
      <text:p text:style-name="Heading">Precisión de la clasificación (nro_aciertos / n_ejemplos_mostrados)</text:p>
      <text:p text:style-name="P5">Precisión del <text:s/>94.0 %</text:p>
      <text:h text:style-name="Título_20_3" text:outline-level="3">Conclusiones</text:h>
      <text:p text:style-name="Párrafo_20_de_20_lista">Se obtuvo una mayor precisión (del 96 %) en el ejemplo 15 con la función de activación ReLU para la siguiente combinación de hiperparámetros:</text:p>
      <text:list xml:id="list1074821919" text:style-name="L2">
        <text:list-item>
          <text:p text:style-name="P11">LEARNING_RATE = 0,5150367582409667</text:p>
        </text:list-item>
        <text:list-item>
          <text:p text:style-name="P11">NEURONAS_CAPA_OCULTA = 550</text:p>
        </text:list-item>
      </text:list>
      <text:p text:style-name="Párrafo_20_de_20_lista"><text:span text:style-name="Fuente_20_de_20_párrafo_20_predeter."><text:span text:style-name="T1">También se obtuvo el menor error (loss = </text:span></text:span>0.11583244733908589<text:span text:style-name="Fuente_20_de_20_párrafo_20_predeter."><text:span text:style-name="T1">) para la siguiente combinación de parámetros para el ejemplo 8 ocho:</text:span></text:span></text:p>
      <text:list xml:id="list361108048" text:style-name="L3">
        <text:list-item>
          <text:list>
            <text:list-item>
              <text:p text:style-name="P12">LEARNING_RATE = 0.014298359953245132</text:p>
            </text:list-item>
            <text:list-item>
              <text:p text:style-name="P13"><text:span text:style-name="Fuente_20_de_20_párrafo_20_predeter."><text:span text:style-name="T3">NEURONAS_CAPA_OCULTA = 580</text:span></text:span></text:p>
            </text:list-item>
          </text:list>
        </text:list-item>
      </text:list>
      <text:h text:style-name="P27" text:outline-level="1"><text:soft-page-break/>Resultados con la función de activación <text:span text:style-name="T4">Sigmoide</text:span></text:h>
      <text:h text:style-name="P28" text:outline-level="3">Ejemplo 1</text:h>
      <text:list xml:id="list162436568195508" text:continue-list="list162436440582538" text:style-name="L1">
        <text:list-item>
          <text:p text:style-name="P19"><text:s text:c="4"/>LEARNING_RATE = 1</text:p>
        </text:list-item>
        <text:list-item>
          <text:p text:style-name="P19"><text:s text:c="4"/>NEURONAS_CAPA_OCULTA = 100</text:p>
        </text:list-item>
      </text:list>
      <text:p text:style-name="P7">Error o Pérdida (Training Loss)</text:p>
      <text:p text:style-name="P6">Loss epoch 0 : 1.1127879099224727</text:p>
      <text:p text:style-name="P6">Loss epoch 1000 : 0.26436070583736254</text:p>
      <text:p text:style-name="P6">Loss epoch 2000 : 0.23380619968539584</text:p>
      <text:p text:style-name="P6">Loss epoch 3000 : 0.22008224011849867</text:p>
      <text:p text:style-name="P6">Loss epoch 4000 : 0.21344243858190057</text:p>
      <text:p text:style-name="P6">Loss epoch 5000 : 0.2101688091271101</text:p>
      <text:p text:style-name="P6">Loss epoch 6000 : 0.20898018047050754</text:p>
      <text:p text:style-name="P6">Loss epoch 7000 : 0.20896775747217108</text:p>
      <text:p text:style-name="P6">Loss epoch 8000 : 0.20960854685601915</text:p>
      <text:p text:style-name="P6">Loss epoch 9000 : 0.21070188648080987</text:p>
      <text:p text:style-name="P7">Precisión de la clasificación (nro_aciertos / n_ejemplos_mostrados)</text:p>
      <text:p text:style-name="P6">Precisión del <text:s/>93.33333333333333 %</text:p>
      <text:h text:style-name="P28" text:outline-level="3">Ejemplo 2</text:h>
      <text:list xml:id="list162435955495240" text:continue-numbering="true" text:style-name="L1">
        <text:list-item>
          <text:p text:style-name="P19"><text:s text:c="4"/>LEARNING_RATE = 0.11678492432790355</text:p>
        </text:list-item>
        <text:list-item>
          <text:p text:style-name="P19"><text:s text:c="4"/>NEURONAS_CAPA_OCULTA = 14</text:p>
        </text:list-item>
      </text:list>
      <text:p text:style-name="P7">Error o Pérdida (Training Loss)</text:p>
      <text:p text:style-name="P6">Loss epoch 0 : 1.1004424261492374</text:p>
      <text:p text:style-name="P6">Loss epoch 1000 : 0.3890168607541254</text:p>
      <text:p text:style-name="P6">Loss epoch 2000 : 0.3750504759180147</text:p>
      <text:p text:style-name="P6">Loss epoch 3000 : 0.38622658660389236</text:p>
      <text:p text:style-name="P6">Loss epoch 4000 : 0.3775969080829212</text:p>
      <text:p text:style-name="P6">Loss epoch 5000 : 0.37258333401147614</text:p>
      <text:p text:style-name="P6">Loss epoch 6000 : 0.47399922133607736</text:p>
      <text:p text:style-name="P6">Loss epoch 7000 : 0.3999794810101523</text:p>
      <text:p text:style-name="P6">Loss epoch 8000 : 0.4540160592323071</text:p>
      <text:p text:style-name="P6"><text:soft-page-break/>Loss epoch 9000 : 0.42685308153231066</text:p>
      <text:p text:style-name="P7">Precisión de la clasificación (nro_aciertos / n_ejemplos_mostrados)</text:p>
      <text:p text:style-name="P6">Precisión del <text:s/>70.0 %</text:p>
      <text:h text:style-name="P28" text:outline-level="3">Ejemplo 3</text:h>
      <text:list xml:id="list162436653301385" text:continue-numbering="true" text:style-name="L1">
        <text:list-item>
          <text:p text:style-name="P19"><text:s text:c="4"/>LEARNING_RATE = 0.713712361381509</text:p>
        </text:list-item>
        <text:list-item>
          <text:p text:style-name="P19"><text:s text:c="4"/>NEURONAS_CAPA_OCULTA = 281</text:p>
        </text:list-item>
      </text:list>
      <text:p text:style-name="P7">Error o Pérdida (Training Loss)</text:p>
      <text:p text:style-name="P6">Loss epoch 0 : 1.1337367307258464</text:p>
      <text:p text:style-name="P6">Loss epoch 1000 : 0.3006872633821055</text:p>
      <text:p text:style-name="P6">Loss epoch 2000 : 0.2782437765643302</text:p>
      <text:p text:style-name="P6">Loss epoch 3000 : 0.26185092992438164</text:p>
      <text:p text:style-name="P6">Loss epoch 4000 : 0.25272601065946687</text:p>
      <text:p text:style-name="P6">Loss epoch 5000 : 0.24607335544096298</text:p>
      <text:p text:style-name="P6">Loss epoch 6000 : 0.24089036765984514</text:p>
      <text:p text:style-name="P6">Loss epoch 7000 : 0.23674741527242973</text:p>
      <text:p text:style-name="P6">Loss epoch 8000 : 0.2336023981460568</text:p>
      <text:p text:style-name="P6">Loss epoch 9000 : 0.2315476311159308</text:p>
      <text:p text:style-name="P7">Precisión de la clasificación (nro_aciertos / n_ejemplos_mostrados)</text:p>
      <text:p text:style-name="P6">Precisión del <text:s/>90.0 %</text:p>
      <text:h text:style-name="P28" text:outline-level="3">Ejemplo 4</text:h>
      <text:list xml:id="list162435923035325" text:continue-numbering="true" text:style-name="L1">
        <text:list-item>
          <text:p text:style-name="P19"><text:s text:c="4"/>LEARNING_RATE = 0.681370686036219</text:p>
        </text:list-item>
        <text:list-item>
          <text:p text:style-name="P19"><text:s text:c="4"/>NEURONAS_CAPA_OCULTA = 561</text:p>
        </text:list-item>
      </text:list>
      <text:p text:style-name="P7">Error o Pérdida (Training Loss)</text:p>
      <text:p text:style-name="P6">Loss epoch 0 : 1.2183912217506025</text:p>
      <text:p text:style-name="P6">Loss epoch 1000 : 0.2738815328824695</text:p>
      <text:p text:style-name="P6">Loss epoch 2000 : 0.22635288999007946</text:p>
      <text:p text:style-name="P6">Loss epoch 3000 : 0.20313628557904895</text:p>
      <text:p text:style-name="P6">Loss epoch 4000 : 0.19181811694455023</text:p>
      <text:p text:style-name="P6">Loss epoch 5000 : 0.18598589142859806</text:p>
      <text:p text:style-name="P6">Loss epoch 6000 : 0.18273491045269927</text:p>
      <text:p text:style-name="P6"><text:soft-page-break/>Loss epoch 7000 : 0.1806851157285625</text:p>
      <text:p text:style-name="P6">Loss epoch 8000 : 0.17921889476244957</text:p>
      <text:p text:style-name="P6">Loss epoch 9000 : 0.17808256524950025</text:p>
      <text:p text:style-name="P7">Precisión de la clasificación (nro_aciertos / n_ejemplos_mostrados)</text:p>
      <text:p text:style-name="P6">Precisión del <text:s/>93.0 %</text:p>
      <text:h text:style-name="P29" text:outline-level="3">Ejemplo 5</text:h>
      <text:list xml:id="list2928276486" text:style-name="L4">
        <text:list-item>
          <text:p text:style-name="P22"><text:s text:c="4"/>LEARNING_RATE = 0.9311469076415091</text:p>
        </text:list-item>
        <text:list-item>
          <text:p text:style-name="P22"><text:s text:c="4"/>NEURONAS_CAPA_OCULTA = 571</text:p>
        </text:list-item>
      </text:list>
      <text:p text:style-name="P7">Error o Pérdida (Training Loss)</text:p>
      <text:p text:style-name="P6">Loss epoch 0 : 1.2353970757887272</text:p>
      <text:p text:style-name="P6">Loss epoch 1000 : 0.23587043200046415</text:p>
      <text:p text:style-name="P6">Loss epoch 2000 : 0.2163355911748831</text:p>
      <text:p text:style-name="P6">Loss epoch 3000 : 0.20496257257162984</text:p>
      <text:p text:style-name="P6">Loss epoch 4000 : 0.20009415447902</text:p>
      <text:p text:style-name="P6">Loss epoch 5000 : 0.19741115694783906</text:p>
      <text:p text:style-name="P6">Loss epoch 6000 : 0.19567851743197334</text:p>
      <text:p text:style-name="P6">Loss epoch 7000 : 0.1944987437336531</text:p>
      <text:p text:style-name="P6">Loss epoch 8000 : 0.19371740099235146</text:p>
      <text:p text:style-name="P6">Loss epoch 9000 : 0.19326807415935784</text:p>
      <text:p text:style-name="P7">Precisión de la clasificación (nro_aciertos / n_ejemplos_mostrados)</text:p>
      <text:p text:style-name="P6">Precisión del <text:s/>93.33333333333333 %</text:p>
      <text:h text:style-name="P28" text:outline-level="3">Ejemplo 6</text:h>
      <text:list xml:id="list162435777466816" text:continue-list="list162435923035325" text:style-name="L1">
        <text:list-item>
          <text:p text:style-name="P19"><text:s text:c="4"/>LEARNING_RATE = 0.8558954543817054</text:p>
        </text:list-item>
        <text:list-item>
          <text:p text:style-name="P19"><text:s text:c="4"/>NEURONAS_CAPA_OCULTA = 833</text:p>
        </text:list-item>
      </text:list>
      <text:p text:style-name="P7">Error o Pérdida (Training Loss)</text:p>
      <text:p text:style-name="P6">Loss epoch 0 : 1.9272633253976403</text:p>
      <text:p text:style-name="P6">Loss epoch 1000 : 0.2761942568572574</text:p>
      <text:p text:style-name="P6">Loss epoch 2000 : 0.23867696180957476</text:p>
      <text:p text:style-name="P6">Loss epoch 3000 : 0.22189505826456454</text:p>
      <text:p text:style-name="P6">Loss epoch 4000 : 0.21325196043568384</text:p>
      <text:p text:style-name="P6"><text:soft-page-break/>Loss epoch 5000 : 0.20778488102403786</text:p>
      <text:p text:style-name="P6">Loss epoch 6000 : 0.20380102147925896</text:p>
      <text:p text:style-name="P6">Loss epoch 7000 : 0.200689698808359</text:p>
      <text:p text:style-name="P6">Loss epoch 8000 : 0.1982119217924452</text:p>
      <text:p text:style-name="P6">Loss epoch 9000 : 0.19625188864946613</text:p>
      <text:p text:style-name="P7">Precisión de la clasificación (nro_aciertos / n_ejemplos_mostrados)</text:p>
      <text:p text:style-name="P6">Precisión del <text:s/>94.66666666666667 %</text:p>
      <text:h text:style-name="P28" text:outline-level="3">Ejemplo 7</text:h>
      <text:list xml:id="list162437461312096" text:continue-numbering="true" text:style-name="L1">
        <text:list-item>
          <text:p text:style-name="P19"><text:s text:c="4"/>LEARNING_RATE = 0.41944190225629496</text:p>
        </text:list-item>
        <text:list-item>
          <text:p text:style-name="P19"><text:s text:c="4"/>NEURONAS_CAPA_OCULTA = 810</text:p>
        </text:list-item>
      </text:list>
      <text:p text:style-name="P7">Error o Pérdida (Training Loss)</text:p>
      <text:p text:style-name="P6">Loss epoch 0 : 2.089901927211948</text:p>
      <text:p text:style-name="P6">Loss epoch 1000 : 0.326056109365131</text:p>
      <text:p text:style-name="P6">Loss epoch 2000 : 0.28161713063745036</text:p>
      <text:p text:style-name="P6">Loss epoch 3000 : 0.25151995647746045</text:p>
      <text:p text:style-name="P6">Loss epoch 4000 : 0.22638136948967458</text:p>
      <text:p text:style-name="P6">Loss epoch 5000 : 0.2082522976514589</text:p>
      <text:p text:style-name="P6">Loss epoch 6000 : 0.19591999078670144</text:p>
      <text:p text:style-name="P6">Loss epoch 7000 : 0.18761966847288947</text:p>
      <text:p text:style-name="P6">Loss epoch 8000 : 0.18200620995322828</text:p>
      <text:p text:style-name="P6">Loss epoch 9000 : 0.1785843537784084</text:p>
      <text:p text:style-name="P7">Precisión de la clasificación (nro_aciertos / n_ejemplos_mostrados)</text:p>
      <text:p text:style-name="P6">Precisión del <text:s/>94.0 %</text:p>
      <text:h text:style-name="P28" text:outline-level="3">Ejemplo 8</text:h>
      <text:list xml:id="list162435821602550" text:continue-numbering="true" text:style-name="L1">
        <text:list-item>
          <text:p text:style-name="P19"><text:s text:c="4"/>LEARNING_RATE = 0.014298359953245132</text:p>
        </text:list-item>
        <text:list-item>
          <text:p text:style-name="P19"><text:s text:c="4"/>NEURONAS_CAPA_OCULTA = 580</text:p>
        </text:list-item>
      </text:list>
      <text:p text:style-name="P7">Error o Pérdida (Training Loss)</text:p>
      <text:p text:style-name="P6">Loss epoch 0 : 1.6578395722946389</text:p>
      <text:p text:style-name="P6">Loss epoch 1000 : 0.5483569309117259</text:p>
      <text:p text:style-name="P6">Loss epoch 2000 : 0.4410920329042484</text:p>
      <text:p text:style-name="P6"><text:soft-page-break/>Loss epoch 3000 : 0.39847904618190627</text:p>
      <text:p text:style-name="P6">Loss epoch 4000 : 0.3763010483895405</text:p>
      <text:p text:style-name="P6">Loss epoch 5000 : 0.3632215971231425</text:p>
      <text:p text:style-name="P6">Loss epoch 6000 : 0.354900888693974</text:p>
      <text:p text:style-name="P6">Loss epoch 7000 : 0.3493179957570677</text:p>
      <text:p text:style-name="P6">Loss epoch 8000 : 0.3454208599368545</text:p>
      <text:p text:style-name="P6">Loss epoch 9000 : 0.3426163643479266</text:p>
      <text:p text:style-name="P7">Precisión de la clasificación (nro_aciertos / n_ejemplos_mostrados)</text:p>
      <text:p text:style-name="P6">Precisión del <text:s/>78.66666666666667 %</text:p>
      <text:h text:style-name="P28" text:outline-level="3">Ejemplo 9</text:h>
      <text:list xml:id="list162435722211762" text:continue-numbering="true" text:style-name="L1">
        <text:list-item>
          <text:p text:style-name="P19"><text:s text:c="4"/>LEARNING_RATE = 0.7118070280213765</text:p>
        </text:list-item>
        <text:list-item>
          <text:p text:style-name="P19"><text:s text:c="4"/>NEURONAS_CAPA_OCULTA = 610</text:p>
        </text:list-item>
      </text:list>
      <text:p text:style-name="P7">Error o Pérdida (Training Loss)</text:p>
      <text:p text:style-name="P6">Loss epoch 0 : 1.6111134380643417</text:p>
      <text:p text:style-name="P6">Loss epoch 1000 : 0.28768299943892434</text:p>
      <text:p text:style-name="P6">Loss epoch 2000 : 0.23653468730396396</text:p>
      <text:p text:style-name="P6">Loss epoch 3000 : 0.2115293535074615</text:p>
      <text:p text:style-name="P6">Loss epoch 4000 : 0.1988209987863566</text:p>
      <text:p text:style-name="P6">Loss epoch 5000 : 0.19141878311822683</text:p>
      <text:p text:style-name="P6">Loss epoch 6000 : 0.18659044544314207</text:p>
      <text:p text:style-name="P6">Loss epoch 7000 : 0.18312824050660767</text:p>
      <text:p text:style-name="P6">Loss epoch 8000 : 0.18046574729957324</text:p>
      <text:p text:style-name="P6">Loss epoch 9000 : 0.17832520479277986</text:p>
      <text:p text:style-name="P7">Precisión de la clasificación (nro_aciertos / n_ejemplos_mostrados)</text:p>
      <text:p text:style-name="P6">Precisión del <text:s/>93.33333333333333 %</text:p>
      <text:h text:style-name="P28" text:outline-level="3">Ejemplo 10</text:h>
      <text:list xml:id="list162436047870668" text:continue-numbering="true" text:style-name="L1">
        <text:list-item>
          <text:p text:style-name="P19"><text:s text:c="4"/>LEARNING_RATE = 0.5388595124394132</text:p>
        </text:list-item>
        <text:list-item>
          <text:p text:style-name="P19"><text:s text:c="4"/>NEURONAS_CAPA_OCULTA = 482</text:p>
        </text:list-item>
      </text:list>
      <text:p text:style-name="P7">Error o Pérdida (Training Loss)</text:p>
      <text:p text:style-name="P6">Loss epoch 0 : 1.3002213788914203</text:p>
      <text:p text:style-name="P6"><text:soft-page-break/>Loss epoch 1000 : 0.2969098238209329</text:p>
      <text:p text:style-name="P6">Loss epoch 2000 : 0.2449282267962211</text:p>
      <text:p text:style-name="P6">Loss epoch 3000 : 0.20903874218605054</text:p>
      <text:p text:style-name="P6">Loss epoch 4000 : 0.19211931097751714</text:p>
      <text:p text:style-name="P6">Loss epoch 5000 : 0.18408088044043536</text:p>
      <text:p text:style-name="P6">Loss epoch 6000 : 0.1798819437477962</text:p>
      <text:p text:style-name="P6">Loss epoch 7000 : 0.17743496710506595</text:p>
      <text:p text:style-name="P6">Loss epoch 8000 : 0.17582242518809865</text:p>
      <text:p text:style-name="P6">Loss epoch 9000 : 0.1746323889225134</text:p>
      <text:p text:style-name="P7">Precisión de la clasificación (nro_aciertos / n_ejemplos_mostrados)</text:p>
      <text:p text:style-name="P6">Precisión del <text:s/>94.33333333333333 %</text:p>
      <text:h text:style-name="P28" text:outline-level="3">Ejemplo 11</text:h>
      <text:list xml:id="list162436298461545" text:continue-numbering="true" text:style-name="L1">
        <text:list-item>
          <text:p text:style-name="P19"><text:s text:c="4"/>LEARNING_RATE = 0.2944478057200265</text:p>
        </text:list-item>
        <text:list-item>
          <text:p text:style-name="P19"><text:s text:c="4"/>NEURONAS_CAPA_OCULTA = 894</text:p>
        </text:list-item>
      </text:list>
      <text:p text:style-name="P7">Error o Pérdida (Training Loss)</text:p>
      <text:p text:style-name="P6">Loss epoch 0 : 1.499374458423865</text:p>
      <text:p text:style-name="P6">Loss epoch 1000 : 0.4251811103411311</text:p>
      <text:p text:style-name="P6">Loss epoch 2000 : 0.34871960856645295</text:p>
      <text:p text:style-name="P6">Loss epoch 3000 : 0.32468249475125277</text:p>
      <text:p text:style-name="P6">Loss epoch 4000 : 0.3090446289079908</text:p>
      <text:p text:style-name="P6">Loss epoch 5000 : 0.2942518450804059</text:p>
      <text:p text:style-name="P6">Loss epoch 6000 : 0.28015148494483794</text:p>
      <text:p text:style-name="P6">Loss epoch 7000 : 0.2675274760640252</text:p>
      <text:p text:style-name="P6">Loss epoch 8000 : 0.2568250650989854</text:p>
      <text:p text:style-name="P6">Loss epoch 9000 : 0.2480919526564725</text:p>
      <text:p text:style-name="P7">Precisión de la clasificación (nro_aciertos / n_ejemplos_mostrados)</text:p>
      <text:p text:style-name="P6">Precisión del <text:s/>91.33333333333333 %</text:p>
      <text:h text:style-name="P28" text:outline-level="3">Ejemplo 12</text:h>
      <text:list xml:id="list162437678669203" text:continue-numbering="true" text:style-name="L1">
        <text:list-item>
          <text:p text:style-name="P19"><text:s text:c="4"/>LEARNING_RATE = 0.033159854437220915</text:p>
        </text:list-item>
        <text:list-item>
          <text:p text:style-name="P19"><text:s text:c="4"/>NEURONAS_CAPA_OCULTA = 434</text:p>
        </text:list-item>
      </text:list>
      <text:p text:style-name="P7"><text:soft-page-break/>Error o Pérdida (Training Loss)</text:p>
      <text:p text:style-name="P6">Loss epoch 0 : 1.1955948168488777</text:p>
      <text:p text:style-name="P6">Loss epoch 1000 : 0.4439736018041788</text:p>
      <text:p text:style-name="P6">Loss epoch 2000 : 0.38035782537963714</text:p>
      <text:p text:style-name="P6">Loss epoch 3000 : 0.35983566934228284</text:p>
      <text:p text:style-name="P6">Loss epoch 4000 : 0.35053885748460417</text:p>
      <text:p text:style-name="P6">Loss epoch 5000 : 0.3455123250453129</text:p>
      <text:p text:style-name="P6">Loss epoch 6000 : 0.34246052170302677</text:p>
      <text:p text:style-name="P6">Loss epoch 7000 : 0.34043578896769194</text:p>
      <text:p text:style-name="P6">Loss epoch 8000 : 0.33899079711078195</text:p>
      <text:p text:style-name="P6">Loss epoch 9000 : 0.33789477344473345</text:p>
      <text:p text:style-name="P7">Precisión de la clasificación (nro_aciertos / n_ejemplos_mostrados)</text:p>
      <text:p text:style-name="P6">Precisión del <text:s/>84.0 %</text:p>
      <text:h text:style-name="P28" text:outline-level="3">Ejemplo 13</text:h>
      <text:list xml:id="list162437515057049" text:continue-numbering="true" text:style-name="L1">
        <text:list-item>
          <text:p text:style-name="P19"><text:s text:c="4"/>LEARNING_RATE = 0.7727973853051172</text:p>
        </text:list-item>
        <text:list-item>
          <text:p text:style-name="P19"><text:s text:c="4"/>NEURONAS_CAPA_OCULTA = 199</text:p>
        </text:list-item>
      </text:list>
      <text:p text:style-name="P7">Error o Pérdida (Training Loss)</text:p>
      <text:p text:style-name="P6">Loss epoch 0 : 1.3271079388121207</text:p>
      <text:p text:style-name="P6">Loss epoch 1000 : 0.2302101697436346</text:p>
      <text:p text:style-name="P6">Loss epoch 2000 : 0.18411138349136466</text:p>
      <text:p text:style-name="P6">Loss epoch 3000 : 0.16891861804586594</text:p>
      <text:p text:style-name="P6">Loss epoch 4000 : 0.16193492514725313</text:p>
      <text:p text:style-name="P6">Loss epoch 5000 : 0.1664515741324138</text:p>
      <text:p text:style-name="P6">Loss epoch 6000 : 0.16519325693973402</text:p>
      <text:p text:style-name="P6">Loss epoch 7000 : 0.1645094951029779</text:p>
      <text:p text:style-name="P6">Loss epoch 8000 : 0.16427377704392204</text:p>
      <text:p text:style-name="P6">Loss epoch 9000 : 0.16418558406911016</text:p>
      <text:p text:style-name="P7">Precisión de la clasificación (nro_aciertos / n_ejemplos_mostrados)</text:p>
      <text:p text:style-name="P6">Precisión del <text:s/>94.66666666666667 %</text:p>
      <text:h text:style-name="P28" text:outline-level="3"><text:soft-page-break/>Ejemplo 14</text:h>
      <text:list xml:id="list162437513653953" text:continue-numbering="true" text:style-name="L1">
        <text:list-item>
          <text:p text:style-name="P19"><text:s text:c="4"/>LEARNING_RATE = 0.8447312152708882</text:p>
        </text:list-item>
        <text:list-item>
          <text:p text:style-name="P19"><text:s text:c="4"/>NEURONAS_CAPA_OCULTA = 263</text:p>
        </text:list-item>
      </text:list>
      <text:p text:style-name="P7">Error o Pérdida (Training Loss)</text:p>
      <text:p text:style-name="P6">Loss epoch 0 : 1.1548852512733796</text:p>
      <text:p text:style-name="P6">Loss epoch 1000 : 0.2536810967604031</text:p>
      <text:p text:style-name="P6">Loss epoch 2000 : 0.23641972419771573</text:p>
      <text:p text:style-name="P6">Loss epoch 3000 : 0.2299283172838723</text:p>
      <text:p text:style-name="P6">Loss epoch 4000 : 0.226359365887653</text:p>
      <text:p text:style-name="P6">Loss epoch 5000 : 0.2222271263622065</text:p>
      <text:p text:style-name="P6">Loss epoch 6000 : 0.2181326750453865</text:p>
      <text:p text:style-name="P6">Loss epoch 7000 : 0.21480556517567578</text:p>
      <text:p text:style-name="P6">Loss epoch 8000 : 0.2123820497764469</text:p>
      <text:p text:style-name="P6">Loss epoch 9000 : 0.21037640376491837</text:p>
      <text:p text:style-name="P7">Precisión de la clasificación (nro_aciertos / n_ejemplos_mostrados)</text:p>
      <text:p text:style-name="P6">Precisión del <text:s/>93.33333333333333 %</text:p>
      <text:h text:style-name="P28" text:outline-level="3">Ejemplo 15</text:h>
      <text:list xml:id="list162437461199469" text:continue-numbering="true" text:style-name="L1">
        <text:list-item>
          <text:p text:style-name="P19"><text:s text:c="4"/>LEARNING_RATE = 0.5150367582409667</text:p>
        </text:list-item>
        <text:list-item>
          <text:p text:style-name="P19"><text:s text:c="4"/>NEURONAS_CAPA_OCULTA = 550</text:p>
        </text:list-item>
      </text:list>
      <text:p text:style-name="P7">Error o Pérdida (Training Loss)</text:p>
      <text:p text:style-name="P6">Loss epoch 0 : 1.1250343734533879</text:p>
      <text:p text:style-name="P6">Loss epoch 1000 : 0.3157086576850444</text:p>
      <text:p text:style-name="P6">Loss epoch 2000 : 0.2926241421876454</text:p>
      <text:p text:style-name="P6">Loss epoch 3000 : 0.2704714743108076</text:p>
      <text:p text:style-name="P6">Loss epoch 4000 : 0.2538384719722276</text:p>
      <text:p text:style-name="P6">Loss epoch 5000 : 0.24241290470621799</text:p>
      <text:p text:style-name="P6">Loss epoch 6000 : 0.23453293186839277</text:p>
      <text:p text:style-name="P6">Loss epoch 7000 : 0.2288902529491829</text:p>
      <text:p text:style-name="P6">Loss epoch 8000 : 0.22468260792578126</text:p>
      <text:p text:style-name="P6">Loss epoch 9000 : 0.2214470372077374</text:p>
      <text:p text:style-name="P7"><text:soft-page-break/>Precisión de la clasificación (nro_aciertos / n_ejemplos_mostrados)</text:p>
      <text:p text:style-name="P9"><text:tab/>Precisión del <text:s/>92.66666666666667 %</text:p>
      <text:h text:style-name="P28" text:outline-level="3">Ejemplo 16</text:h>
      <text:list xml:id="list162436560519700" text:continue-numbering="true" text:style-name="L1">
        <text:list-item>
          <text:p text:style-name="P19"><text:s text:c="4"/>LEARNING_RATE = 0.8349257541834374</text:p>
        </text:list-item>
        <text:list-item>
          <text:p text:style-name="P19"><text:s text:c="4"/>NEURONAS_CAPA_OCULTA = 872</text:p>
        </text:list-item>
      </text:list>
      <text:p text:style-name="P7">Error o Pérdida (Training Loss)</text:p>
      <text:p text:style-name="P6">Loss epoch 0 : 2.099656953718049</text:p>
      <text:p text:style-name="P6">Loss epoch 1000 : 0.29087535605167575</text:p>
      <text:p text:style-name="P6">Loss epoch 2000 : 0.24993455893447156</text:p>
      <text:p text:style-name="P6">Loss epoch 3000 : 0.22789803997854416</text:p>
      <text:p text:style-name="P6">Loss epoch 4000 : 0.21542823087660132</text:p>
      <text:p text:style-name="P6">Loss epoch 5000 : 0.20752361157040256</text:p>
      <text:p text:style-name="P6">Loss epoch 6000 : 0.2017850088747702</text:p>
      <text:p text:style-name="P6">Loss epoch 7000 : 0.19738926313342495</text:p>
      <text:p text:style-name="P6">Loss epoch 8000 : 0.1941296071150563</text:p>
      <text:p text:style-name="P6">Loss epoch 9000 : 0.19182820215251692</text:p>
      <text:p text:style-name="P7">Precisión de la clasificación (nro_aciertos / n_ejemplos_mostrados)</text:p>
      <text:p text:style-name="P6">Precisión del <text:s/>92.0 %</text:p>
      <text:h text:style-name="P30" text:outline-level="3">Conclusiones</text:h>
      <text:p text:style-name="P15"><text:s/><text:span text:style-name="T5">C</text:span>on la función de activación <text:span text:style-name="T5">Sigmoidea la mayor que se obtuvo fue de</text:span>l 94.67 % en <text:span text:style-name="T6">los </text:span>ejemplo<text:span text:style-name="T6">s</text:span> <text:span text:style-name="T6">6 y </text:span>1<text:span text:style-name="T6">3</text:span> para la siguiente combinación de hiperparámetros:</text:p>
      <text:p text:style-name="P16">Para el ejemplo 6:</text:p>
      <text:list xml:id="list162435986618104" text:continue-numbering="true" text:style-name="L1">
        <text:list-item>
          <text:list>
            <text:list-item>
              <text:list>
                <text:list-item>
                  <text:p text:style-name="P20">LEARNING_RATE = 0.8558954543817054</text:p>
                </text:list-item>
                <text:list-item>
                  <text:p text:style-name="P26">NEURONAS_CAPA_OCULTA = 833</text:p>
                </text:list-item>
              </text:list>
            </text:list-item>
          </text:list>
        </text:list-item>
      </text:list>
      <text:p text:style-name="P16">Para el ejemplo 13:</text:p>
      <text:list xml:id="list162437114504868" text:continue-list="list1074821919" text:style-name="L2">
        <text:list-item>
          <text:p text:style-name="P25">LEARNING_RATE = 0.7727973853051172</text:p>
        </text:list-item>
        <text:list-item>
          <text:p text:style-name="P24">NEURONAS_CAPA_OCULTA = 199</text:p>
        </text:list-item>
      </text:list>
      <text:p text:style-name="P17"><text:span text:style-name="Fuente_20_de_20_párrafo_20_predeter."><text:span text:style-name="T2">La menor pérdida que se obtuvo fue de 0.16418558406911016 para el ejemplo 13 con la siguiente combinación de parámetros:</text:span></text:span></text:p>
      <text:list xml:id="list1187303841" text:style-name="L5">
        <text:list-item>
          <text:list>
            <text:list-item>
              <text:p text:style-name="P14"><text:span text:style-name="Fuente_20_de_20_párrafo_20_predeter."><text:span text:style-name="T3"><text:s text:c="4"/>LEARNING_RATE = 0.7727973853051172</text:span></text:span></text:p>
            </text:list-item>
            <text:list-item>
              <text:p text:style-name="P14"><text:span text:style-name="Fuente_20_de_20_párrafo_20_predeter."><text:span text:style-name="T3"><text:s text:c="4"/>NEURONAS_CAPA_OCULTA = 199</text:span></text:span></text:p>
            </text:list-item>
          </text:list>
        </text:list-item>
      </text:list>
      <text:p text:style-name="P8"><text:span text:style-name="Fuente_20_de_20_párrafo_20_predeter.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charset="x-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 style:font-charset="x-symbol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Sin_20_espaciado" style:display-name="Sin espaciado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6-29T23:30:00Z</meta:creation-date>
    <dc:date>2022-06-30T16:24:30.516165124</dc:date>
    <meta:editing-cycles>5</meta:editing-cycles>
    <meta:editing-duration>PT1H25M14S</meta:editing-duration>
    <meta:document-statistic meta:table-count="0" meta:image-count="0" meta:object-count="0" meta:page-count="19" meta:paragraph-count="573" meta:word-count="2775" meta:character-count="20724" meta:non-whitespace-character-count="18297"/>
    <meta:template xlink:type="simple" xlink:actuate="onRequest" xlink:title="" xlink:href="Normal"/>
  </office:meta>
</office:document-meta>
</file>